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e528e" officeooo:paragraph-rsid="001e528e"/>
    </style:style>
    <style:style style:name="P2" style:family="paragraph" style:parent-style-name="Title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Footer">
      <style:paragraph-properties fo:text-align="center" style:justify-single-word="false"/>
      <style:text-properties officeooo:paragraph-rsid="001c5765"/>
    </style:style>
    <style:style style:name="P6" style:family="paragraph" style:parent-style-name="Heading_20_1">
      <style:paragraph-properties fo:text-align="justify" style:justify-single-word="false" fo:break-before="page"/>
      <style:text-properties style:font-name="Times new roman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break-before="page"/>
      <style:text-properties fo:color="#ff0000" loext:opacity="100%" fo:background-color="#ffff00"/>
    </style:style>
    <style:style style:name="P9" style:family="paragraph" style:parent-style-name="Heading_20_1">
      <style:paragraph-properties fo:text-align="justify" style:justify-single-word="false" fo:break-before="page"/>
    </style:style>
    <style:style style:name="P10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026f63" style:text-blinking="false" fo:background-color="transparent" style:font-size-asian="14pt" style:font-size-complex="14pt"/>
    </style:style>
    <style:style style:name="P11" style:family="paragraph" style:parent-style-name="Text_20_body">
      <style:paragraph-properties fo:margin-top="0in" fo:margin-bottom="0in" style:contextual-spacing="false" fo:line-height="138%" fo:text-align="justify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17d0f6" officeooo:paragraph-rsid="0017d0f6" style:text-blinking="false" fo:background-color="transparent" style:font-size-asian="12.25pt" style:font-weight-asian="normal" style:font-size-complex="14pt" style:font-weight-complex="normal"/>
    </style:style>
    <style:style style:name="P12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17d0f6" officeooo:paragraph-rsid="0017d0f6" style:text-blinking="false" fo:background-color="transparent" style:font-size-asian="12.25pt" style:font-weight-asian="normal" style:font-size-complex="14pt" style:font-weight-complex="normal"/>
    </style:style>
    <style:style style:name="P13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5pt" fo:font-style="normal" style:text-underline-style="none" fo:font-weight="normal" officeooo:paragraph-rsid="00026f63" style:text-blinking="false" fo:background-color="transparent" style:font-size-asian="15pt" style:font-size-complex="15pt"/>
    </style:style>
    <style:style style:name="P14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5pt" fo:font-style="normal" style:text-underline-style="none" fo:font-weight="normal" officeooo:rsid="0015823a" officeooo:paragraph-rsid="0015823a" style:text-blinking="false" fo:background-color="transparent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margin-top="0in" fo:margin-bottom="0in" style:contextual-spacing="false" fo:line-height="138%" fo:text-align="center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font-name="Times new roman" fo:font-size="15pt" fo:font-style="normal" style:text-underline-style="none" fo:font-weight="normal" officeooo:rsid="0015823a" officeooo:paragraph-rsid="0015823a" style:text-blinking="false" fo:background-color="transparent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5pt" fo:font-style="normal" style:text-underline-style="none" fo:font-weight="bold" officeooo:rsid="0015823a" officeooo:paragraph-rsid="0015823a" style:text-blinking="false" fo:background-color="transparent" style:font-size-asian="15pt" style:font-weight-asian="bold" style:font-size-complex="15pt" style:font-weight-complex="bold"/>
    </style:style>
    <style:style style:name="P17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20pt" fo:font-style="normal" style:text-underline-style="none" fo:font-weight="bold" officeooo:rsid="0015823a" officeooo:paragraph-rsid="0015823a" style:text-blinking="false" fo:background-color="transparent" style:font-size-asian="20pt" style:font-weight-asian="bold" style:font-size-complex="20pt" style:font-weight-complex="bold"/>
    </style:style>
    <style:style style:name="P18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168045" officeooo:paragraph-rsid="00168045" style:text-blinking="false" fo:background-color="transparent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168045" officeooo:paragraph-rsid="00168045" style:text-blinking="false" fo:background-color="transparent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17d0f6" officeooo:paragraph-rsid="0017d0f6" style:text-blinking="false" fo:background-color="transparent" style:font-size-asian="9.60000038146973pt" style:font-weight-asian="normal" style:font-size-complex="11pt" style:font-weight-complex="normal"/>
    </style:style>
    <style:style style:name="P21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style:font-name="Times new roman"/>
    </style:style>
    <style:style style:name="P23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</style:style>
    <style:style style:name="P24" style:family="paragraph" style:parent-style-name="Text_20_body">
      <style:text-properties style:use-window-font-color="true" loext:opacity="0%"/>
    </style:style>
    <style:style style:name="P25" style:family="paragraph" style:parent-style-name="Text_20_body">
      <style:paragraph-properties fo:text-align="justify" style:justify-single-word="false"/>
      <style:text-properties officeooo:rsid="001e6d49" officeooo:paragraph-rsid="001e6d49"/>
    </style:style>
    <style:style style:name="P26" style:family="paragraph" style:parent-style-name="Text_20_body">
      <style:paragraph-properties fo:text-align="justify" style:justify-single-word="false"/>
      <style:text-properties officeooo:rsid="001e6d49" officeooo:paragraph-rsid="001faab7"/>
    </style:style>
    <style:style style:name="P27" style:family="paragraph" style:parent-style-name="Text_20_body">
      <style:paragraph-properties fo:text-align="justify" style:justify-single-word="false"/>
      <style:text-properties officeooo:rsid="001e6d49" officeooo:paragraph-rsid="00275565"/>
    </style:style>
    <style:style style:name="P28" style:family="paragraph" style:parent-style-name="Text_20_body">
      <style:paragraph-properties fo:text-align="justify" style:justify-single-word="false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028146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026f63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03beab" style:text-blinking="false" fo:background-color="#ffff00" loext:char-shading-value="0"/>
    </style:style>
    <style:style style:name="T5" style:family="text">
      <style:text-properties fo:font-variant="normal" fo:text-transform="none" fo:color="#c9211e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color="#c9211e" loext:opacity="100%" fo:background-color="#ffff00" loext:char-shading-value="0"/>
    </style:style>
    <style:style style:name="T7" style:family="text">
      <style:text-properties officeooo:rsid="0017d0f6"/>
    </style:style>
    <style:style style:name="T8" style:family="text">
      <style:text-properties officeooo:rsid="001c5765"/>
    </style:style>
    <style:style style:name="T9" style:family="text">
      <style:text-properties officeooo:rsid="001cfb26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1faab7"/>
    </style:style>
    <style:style style:name="T12" style:family="text">
      <style:text-properties officeooo:rsid="00214cc2"/>
    </style:style>
    <style:style style:name="T13" style:family="text">
      <style:text-properties officeooo:rsid="0021fe2f"/>
    </style:style>
    <style:style style:name="T14" style:family="text">
      <style:text-properties officeooo:rsid="0023a9c0"/>
    </style:style>
    <style:style style:name="T15" style:family="text">
      <style:text-properties officeooo:rsid="0024be58"/>
    </style:style>
    <style:style style:name="T16" style:family="text">
      <style:text-properties officeooo:rsid="002645bd"/>
    </style:style>
    <style:style style:name="T17" style:family="text">
      <style:text-properties officeooo:rsid="00273613"/>
    </style:style>
    <style:style style:name="T18" style:family="text">
      <style:text-properties officeooo:rsid="00275565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3">Univerzita Jana Evangelisty Purkyně v Ústí nad Labem</text:p>
      <text:p text:style-name="P13">Fakulta umění a designu</text:p>
      <text:p text:style-name="P13">Ateliér Fotografie</text:p>
      <text:p text:style-name="P13"/>
      <text:p text:style-name="P13"/>
      <text:p text:style-name="P13"/>
      <text:p text:style-name="P13"/>
      <text:p text:style-name="P13"/>
      <text:p text:style-name="P17">Automatizace <text:span text:style-name="T7">v</text:span> umění</text:p>
      <text:p text:style-name="P16"/>
      <text:p text:style-name="P14">BAKALÁŘSKÁ PRÁCE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pan text:style-name="T8">D</text:span>iplomant: Nikolas Šilar</text:p>
      <text:p text:style-name="P14"><text:span text:style-name="T8">V</text:span>edoucí práce: Lukáš Jasanský</text:p>
      <text:p text:style-name="P14">oponent: </text:p>
      <text:p text:style-name="P14">rok: 2024</text:p>
      <text:p text:style-name="P15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>Prohlašuji, že jsem bakalářskou práci „Automatizace v umění“ vypracoval samostatně a za použití uvedených pramenú.</text:p>
      <text:p text:style-name="P19"/>
      <text:p text:style-name="P19">V Ústí nad Labem dne <text:span text:style-name="T6">20. kvČtna</text:span> 2024 <text:tab/><text:tab/><text:tab/>……………………….</text:p>
      <text:p text:style-name="P19"><text:tab/><text:tab/><text:tab/><text:tab/><text:tab/><text:tab/><text:tab/><text:tab/>Nikolas Šilar</text:p>
      <text:p text:style-name="P11">ANOTACE:</text:p>
      <text:p text:style-name="P20"><text:tab/>Práce se zabývá tématem automatizace v umění, jakým způsobem lze uměleckou tvorbu automatizovat, co nám automatizace umožňuje a co výslednemu zdělení přidává.</text:p>
      <text:p text:style-name="P20"/>
      <text:p text:style-name="P12">KLÍČOVÁ SLOVA:</text:p>
      <text:p text:style-name="P20"><text:tab/>automatizace, umění, <text:span text:style-name="T6">doplnit</text:span></text:p>
      <text:p text:style-name="P2"><text:bookmark-start text:name="__RefHeading___Toc588_2967983626"/>Obs<text:span text:style-name="T9">a</text:span>h<text:bookmark-end text:name="__RefHeading___Toc588_296798362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<text:a xlink:type="simple" xlink:href="#__RefHeading___Toc590_2967983626" text:style-name="Index_20_Link" text:visited-style-name="Index_20_Link"><text:s/>1 <text:s/>Úvod<text:tab/>5</text:a></text:p>
          <text:p text:style-name="P3"><text:a xlink:type="simple" xlink:href="#__RefHeading___Toc598_2967983626" text:style-name="Index_20_Link" text:visited-style-name="Index_20_Link"><text:s/>2 <text:s/>Co je automatizace?<text:tab/>6</text:a></text:p>
          <text:p text:style-name="P4"><text:a xlink:type="simple" xlink:href="#__RefHeading___Toc605_2967983626" text:style-name="Index_20_Link" text:visited-style-name="Index_20_Link"><text:s/>2.1 <text:s/>ẗest<text:tab/>6</text:a></text:p>
        </text:index-body>
      </text:table-of-content>
      <text:p text:style-name="P21"/>
      <text:h text:style-name="P6" text:outline-level="1"><text:bookmark-start text:name="__RefHeading___Toc590_2967983626"/>Úvod<text:bookmark-end text:name="__RefHeading___Toc590_2967983626"/></text:h>
      <text:p text:style-name="P28"/>
      <text:p text:style-name="P22"><text:span text:style-name="T1"><text:tab/>Ve své práci se budu zabývat automatizací v umění, a to jak z pohledu </text:span><text:span text:style-name="T2">nástroje</text:span><text:span text:style-name="T1"> tvorby děl </text:span><text:span text:style-name="T5">až po prostředek tvorby významu.</text:span><text:span text:style-name="T1"> </text:span><text:span text:style-name="T2">Nejprve objasním termín automatizace obecně, následně se konkrétněji zaměřím na automatizaci v kontextu umělecké tvorby. </text:span><text:span text:style-name="T4">Představím jak kritické</text:span><text:span text:style-name="T1"> Téma </text:span><text:span text:style-name="T2">pak</text:span><text:span text:style-name="T1"> rozdělím do tří kapitol, podle toho, jak se automatizace v tvorbě děl využívá a jaký význam dílu dává. </text:span><text:span text:style-name="T3">Tyto principi znázorním jak na příkladech vybraných autorů, tak na ukázce vlastních děl. </text:span><text:span text:style-name="T1">V první kapitole o automatizaci práce se zaměřím na to, </text:span><text:span text:style-name="T3">jaké jsou možnosti automatizace </text:span><text:span text:style-name="T2">v samotném procesu tvorby</text:span><text:span text:style-name="T3"> </text:span><text:span text:style-name="T2">děl</text:span><text:span text:style-name="T3">. V druhé kapitole prozkoumám způsoby jak se dá automatizovat kreativní proces. Ve třetí kapitole ukáž</text:span><text:span text:style-name="T2">u</text:span><text:span text:style-name="T3">, jak je možné pomocí strojové automatizace <text:s/>přesáhnout možnosti lidsk</text:span><text:span text:style-name="T2">ých možností v tvorbě</text:span><text:span text:style-name="T3">. </text:span><text:span text:style-name="T2">V závěru představím praktickou část mé bakalářské práce.</text:span></text:p>
      <text:p text:style-name="P23"><text:span text:style-name="T2"/></text:p>
      <text:h text:style-name="P9" text:outline-level="1"><text:bookmark-start text:name="__RefHeading___Toc598_2967983626"/>Co je automatizace?<text:bookmark-end text:name="__RefHeading___Toc598_2967983626"/></text:h>
      <text:p text:style-name="P25"/>
      <text:p text:style-name="P26"><text:tab/>Automatizace je pojem, který si tipicky nespojujeme se světem umění. <text:span text:style-name="T11">V nejobecnější rovině se jedná o technologie, které umožňují vykonat práci s co nejmenší lidskou intervencí. Standardně s</text:span><text:span text:style-name="T12">i automatizaci spojujeme s tovární výrobou a podobnnými průmyslovými procesy. Díky pokrokům v informatice za poslední století je dnes automatizováno mnoho více i v našich běžných životech – </text:span><text:span text:style-name="T13">samořídící auta, algoritmy na sociálních sítích, chytré spotřebiče a mnoho dalších příkladů.</text:span></text:p>
      <text:p text:style-name="P27"><text:tab/><text:span text:style-name="T14">Jsou to přesně pokroky v </text:span><text:span text:style-name="T15">informatice, které se nejvíce projevily v umělecké tvorbě. Od šedesátých a sedmdesátých let dvacátého století se díky zlevnění počítatů široké veřejnosti dostali </text:span><text:span text:style-name="T16">široké veřejnosti, a tedy i umělcům, do rukou. Propojení IT a umění přispělo k tvorbě algoritmů schopných generovat originální obrazy a grafiky. </text:span><text:span text:style-name="T17">Pionýrem této disciplýny je britský umělec Harold Cohen, </text:span><text:span text:style-name="T18">který v sedmdesátých letech vytvořil program AARON, který bych schopný generovat obrazy, ať už abstrakní či zobrazivý.</text:span></text:p>
      <text:p text:style-name="P27"><text:span text:style-name="T18"><text:tab/> </text:span></text:p>
      <text:p text:style-name="P25"/>
      <text:p text:style-name="P25"/>
      <text:p text:style-name="P25"/>
      <text:p text:style-name="P1">Upřesnit, že myslím automatizaci z pohledu umělce, tedy i to, že autor nechá cizí lidi dělat práci za sebe.</text:p>
      <text:h text:style-name="P9" text:outline-level="1"><text:bookmark-start text:name="__RefHeading___Toc605_2967983626"/>Automatizace práce<text:bookmark-end text:name="__RefHeading___Toc605_2967983626"/></text:h>
      <text:p text:style-name="P28"/>
      <text:p text:style-name="P28"/>
      <text:h text:style-name="P7" text:outline-level="1">Automatizace (kreativního) procesu</text:h>
      <text:p text:style-name="Text_20_body"/>
      <text:p text:style-name="Text_20_body"/>
      <text:h text:style-name="P8" text:outline-level="1">Automatizace k překonání lidských možností</text:h>
      <text:p text:style-name="P24"><text:span text:style-name="T10"/></text:p>
      <text:p text:style-name="P24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c576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8:52:26.193893073</meta:creation-date>
    <dc:date>2024-02-07T21:11:01.938056415</dc:date>
    <meta:editing-duration>PT30M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9" meta:paragraph-count="32" meta:word-count="404" meta:character-count="2726" meta:non-whitespace-character-count="2321"/>
  </office:meta>
</office:document-meta>
</file>